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03418"/>
    </style:style>
    <style:style style:name="P3" style:family="paragraph" style:parent-style-name="Standard">
      <style:paragraph-properties fo:text-align="justify" style:justify-single-word="false"/>
      <style:text-properties officeooo:paragraph-rsid="0011466a"/>
    </style:style>
    <style:style style:name="P4" style:family="paragraph" style:parent-style-name="Standard">
      <style:text-properties officeooo:paragraph-rsid="00103418"/>
    </style:style>
    <style:style style:name="P5" style:family="paragraph" style:parent-style-name="Standard">
      <style:text-properties officeooo:paragraph-rsid="0011466a"/>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text-properties fo:font-size="13pt" style:font-size-asian="13pt" style:font-size-complex="13pt"/>
    </style:style>
    <style:style style:name="P9" style:family="paragraph" style:parent-style-name="Standard">
      <style:text-properties fo:font-size="14pt" fo:font-weight="bold" officeooo:paragraph-rsid="00103418" style:font-size-asian="14pt" style:font-weight-asian="bold" style:font-size-complex="14pt" style:font-weight-complex="bold"/>
    </style:style>
    <style:style style:name="P10" style:family="paragraph" style:parent-style-name="Standard">
      <style:text-properties fo:font-size="14pt" fo:font-weight="bold" officeooo:paragraph-rsid="0011466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1426f4" officeooo:paragraph-rsid="001426f4"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officeooo:rsid="001426f4" officeooo:paragraph-rsid="001426f4" style:font-size-asian="14pt" style:font-size-complex="14pt"/>
    </style:style>
    <style:style style:name="P13"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11466a" officeooo:paragraph-rsid="0011466a"/>
    </style:style>
    <style:style style:name="P14"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124854" officeooo:paragraph-rsid="00124854"/>
    </style:style>
    <style:style style:name="P15"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fo:font-size="12pt" officeooo:rsid="001426f4" officeooo:paragraph-rsid="001426f4" style:font-size-asian="10.5pt" style:font-size-complex="12pt"/>
    </style:style>
    <style:style style:name="T1" style:family="text">
      <style:text-properties fo:font-size="20pt" style:font-size-asian="20pt" style:font-size-complex="20pt"/>
    </style:style>
    <style:style style:name="T2" style:family="text">
      <style:text-properties fo:font-size="20pt" fo:font-weight="normal" style:font-size-asian="20pt" style:font-weight-asian="normal" style:font-size-complex="20pt" style:font-weight-complex="normal"/>
    </style:style>
    <style:style style:name="T3" style:family="text">
      <style:text-properties fo:font-size="16pt" style:font-size-asian="16pt" style:font-size-complex="16pt"/>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11466a" style:font-weight-asian="bold" style:font-weight-complex="bold"/>
    </style:style>
    <style:style style:name="T6" style:family="text">
      <style:text-properties officeooo:rsid="0011466a"/>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124854"/>
    </style:style>
    <style:style style:name="T9" style:family="text">
      <style:text-properties fo:font-size="6pt" style:font-size-asian="5.25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Relatório Projeto </text:span><text:span text:style-name="T1">“High Sanity”</text:span><text:span text:style-name="T2"> Figma</text:span><text:line-break/><text:span text:style-name="T3">Aluno: Gabriel Ribeiro Pereira</text:span></text:p>
      <text:p text:style-name="P7">Data: 24/11/2024</text:p>
      <text:p text:style-name="Standard"/>
      <text:p text:style-name="P13">O presente relatório tem como objetivo destacar as funções de cada seção de telas do protótipo do projeto “High Sanity” criado no site <text:a xlink:type="simple" xlink:href="https://www.figma.com/login" text:style-name="Internet_20_link" text:visited-style-name="Visited_20_Internet_20_Link">F</text:a><text:a xlink:type="simple" xlink:href="https://www.figma.com/login" text:style-name="Internet_20_link" text:visited-style-name="Visited_20_Internet_20_Link"><text:span text:style-name="T8">igma</text:span></text:a><text:span text:style-name="T8">.</text:span></text:p>
      <text:p text:style-name="P14">Os itens abaixo descrevem a visão geral do funcionamento de cada tela.</text:p>
      <text:p text:style-name="Standard"/>
      <text:p text:style-name="P8">Link <text:span text:style-name="T8">Projeto</text:span>: <text:a xlink:type="simple" xlink:href="https://www.figma.com/design/TSCONq50BdCeB4Wq1WCDjR/High-Sanity?node-id=1-3&amp;t=IHc2y1TGYyLOK8Dd-1" text:style-name="Internet_20_link" text:visited-style-name="Visited_20_Internet_20_Link"><text:span text:style-name="T4">FigmaProjeto</text:span></text:a><text:a xlink:type="simple" xlink:href="https://www.figma.com/design/TSCONq50BdCeB4Wq1WCDjR/High-Sanity?node-id=1-3&amp;t=IHc2y1TGYyLOK8Dd-1" text:style-name="Internet_20_link" text:visited-style-name="Visited_20_Internet_20_Link"><text:span text:style-name="T5">LinkConvidado</text:span></text:a> ou <text:a xlink:type="simple" xlink:href="https://www.figma.com/design/TSCONq50BdCeB4Wq1WCDjR/High-Sanity?node-id=1-3&amp;m=dev&amp;t=IHc2y1TGYyLOK8Dd-1" text:style-name="Internet_20_link" text:visited-style-name="Visited_20_Internet_20_Link"><text:span text:style-name="T4">FigmaProjeto</text:span></text:a></text:p>
      <text:p text:style-name="Standard"/>
      <text:p text:style-name="P9">1: Telas 1 – 10 (Entrada Cadastro).</text:p>
      <text:p text:style-name="P2"><text:line-break/><text:tab/>Telas de cadastro, por conta das informações dentro dessas telas (e-mail, nome e etc) serem criadas no momento, não é viável adicioná-las ao banco de dados, sua função é adicionar os inputs de cadastro ao banco, logo, pode ser visto mais como uma representação visual dos “inserts”.</text:p>
      <text:p text:style-name="P1"><text:tab/>É possível se cadastrar como uma conta profissional (responsável por dar suporte e apoio aos demais dentro do site) ou uma conta comum (uma conta normal que está presente no site em busca de apoio ou acolhimento de outros dentro da plataforma) contas comum podem se cadastrar sem inserir tantas informações pessoais, com a consequência sendo ter algumas das funções do site bloqueadas (contas anônimas). </text:p>
      <text:p text:style-name="Standard"/>
      <text:p text:style-name="P9">2: Telas 11 – 20 (Início – “updates”).</text:p>
      <text:p text:style-name="P2"><text:line-break/><text:tab/>A primeira tela que o usuário se depara quando entra no site, serve de conexão para todas as outras partes do site e possui uma mini lista de atualizações que mostra o que foi adicionado ou consertado recentemente.</text:p>
      <text:p text:style-name="P2"><text:tab/>A única parte dessa seção que aparece no banco é o display 2 (Conversas, Perfil de usuário e Lista de usuários) por puxar o nickname e a foto de perfil do usuário usando o site no momento.</text:p>
      <text:p text:style-name="P4"><text:line-break/><text:span text:style-name="T7">2.1: Telas com o perfil do DAVID.</text:span></text:p>
      <text:p text:style-name="P2"><text:line-break/><text:tab/>Essas telas foram criadas apenas para demonstrar como a opção “conectar com google” na seção “Entrada – Cadastro” funciona dentro do site, indo em perfis é possível ver que todas as informações da conta profissional já estão preenchidas enquanto as informações do perfil padrão “Fulano” estão nulas, isso se dá pelo fato de que não é possível registrar nenhuma informação pessoal no “figma”, por isso no banco o perfil “Fulano” tem a maior parte de suas informações nulas, e também por esses motivos as telas com o perfil DAVID são limitadas ( por servir apenas como demonstração ).</text:p>
      <text:p text:style-name="P4"/>
      <text:p text:style-name="P9">3: Telas 21 – 32 (Início – configurações).</text:p>
      <text:p text:style-name="P2"/>
      <text:p text:style-name="P2"><text:tab/>Servem para melhorar a experiência do usuário, com ambas as opções de configuração (configurações de privacidade e configurações de segurança) possuindo no mínimo 2 opções customizáveis, aqui a única parte que o banco puxa é o nickname, foto de perfil e o e-mail na opção deletar.</text:p>
      <text:p text:style-name="Standard"/>
      <text:p text:style-name="P9">4: Telas 33 – 34 (Perfis).</text:p>
      <text:p text:style-name="P2"><text:line-break/><text:tab/>Mostram todas as informações cadastradas naquela conta, com campos extras que não aparecem na hora de cadastrar a conta, sendo elas Documento Médico e Língua Nativa para contas <text:soft-page-break/>comum e apenas Língua Nativa para contas profissionais, essa seção puxa todas as informações pessoais do usuário no banco.</text:p>
      <text:p text:style-name="P2"/>
      <text:p text:style-name="P4"><text:span text:style-name="T7">5: Telas 34 – 39 (Mensagens).</text:span></text:p>
      <text:p text:style-name="P2"><text:line-break/><text:tab/>Parte onde se localizam as conversas e perfis amigos adicionados na sua conta, aqui as únicas partes que o banco guarda são: foto de perfil, “nickname” dos usuários amigos e a última mensagem trocada entre os dois usuários.</text:p>
      <text:p text:style-name="P4"/>
      <text:p text:style-name="P9">6: Telas 40 – 41 (Lista de usuários).</text:p>
      <text:p text:style-name="P2"><text:line-break/><text:tab/>Uma lista responsável por mostrar todos os usuários cadastrados no site no momento, sendo possível escolher se quer que o site apenas mostre usuários profissionais ou usuários comum, aqui o banco guarda todos os perfis existentes no site exceto o que você está no momento.</text:p>
      <text:p text:style-name="P1">OBS: é possível pesquisar a profissão ou nome do usuário na barra de busca.</text:p>
      <text:p text:style-name="Standard"/>
      <text:p text:style-name="P10">7: Telas 42 – 45 (“Posts”).</text:p>
      <text:p text:style-name="P3"><text:line-break/><text:tab/>Uma lista com todos os “posts” existentes no site, é possível pesquisar pelo título ou criador do “post” na barra de busca, a tela 43 e 45 é responsável por representar como a criação de “posts” ocorre no site (mesmo caso do cadastro de não entrar no banco), enquanto a tela 44 serve como exemplo para demonstrar o interior de um “post” (tendo dois “selects” diferentes dentro dele: o dos comentários e o do “post” + criador do “post”).</text:p>
      <text:p text:style-name="P3"/>
      <text:p text:style-name="P10">8: Tela 46 – 48 (Denúncias).</text:p>
      <text:p text:style-name="P3"><text:line-break/><text:tab/>No “High Sanity” apenas dois casos de denúncia podem ocorrer, sendo elas denúncia de uma mensagem e a denúncia de um “post”, a única parte guardada no banco de dados dessa seção é a relação entre usuário e a denúncia + o motivo e a mensagem/”post” que foi denunciado, que fica guardada na parte interna do site.</text:p>
      <text:p text:style-name="P5"/>
      <text:p text:style-name="P10"><text:span text:style-name="T6">9</text:span>: Tela 49 (Chat ao vivo).</text:p>
      <text:p text:style-name="P3"><text:line-break/><text:tab/>Aqui um tópico aleatório é gerado onde usuários podem discutir e conversar sobre soluções ou só interagir ao redor dele, as mensagens e o tópico são gerados na hora e são descartados no momento que todos os usuários saem do chat, portanto nada nessa seção entra para o banco.</text:p>
      <text:p text:style-name="P3"/>
      <text:p text:style-name="P11">Motivo da escolha da paleta de cores</text:p>
      <text:p text:style-name="P12"><text:span text:style-name="T9"/></text:p>
      <text:p text:style-name="P15">Não existe um motivo específico pelo qual escolhi o contraste entre roxo, rosa, creme e branco para criar as telas, porém enquanto estava pensando em um nome para o meu projeto, no momento que determinei que iria chamá-lo de <text:s/>“High Sanity” a primeira e única cor que veio em mente foi roxo, a partir daí as únicas cores que pareciam funcionar com roxo eram as variações de roxo e as variações de branc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24T16:40:03.300000000</meta:creation-date>
    <dc:date>2024-11-24T17:08:16.105000000</dc:date>
    <meta:editing-duration>PT15M40S</meta:editing-duration>
    <meta:editing-cycles>2</meta:editing-cycles>
    <meta:generator>LibreOffice/7.3.4.2$Windows_X86_64 LibreOffice_project/728fec16bd5f605073805c3c9e7c4212a0120dc5</meta:generator>
    <meta:document-statistic meta:table-count="0" meta:image-count="0" meta:object-count="0" meta:page-count="2" meta:paragraph-count="30" meta:word-count="849" meta:character-count="4973" meta:non-whitespace-character-count="4119"/>
  </office:meta>
</office:document-meta>
</file>